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annullare la ricerca delle partite</text:p>
          </table:table-cell>
          <table:table-cell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ggiunta del meccanismo di rimozione dal matchmaking</text:p>
          </table:table-cell>
          <table:table-cell table:style-name="ce4" office:value-type="string" calcext:value-type="string">
            <text:p>Nicola</text:p>
          </table:table-cell>
          <table:table-cell table:number-columns-repeated="5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ervizio delle battaglie</text:p>
          </table:table-cell>
          <table:table-cell table:style-name="ce2" office:value-type="string" calcext:value-type="string">
            <text:p>Tutti</text:p>
          </table:table-cell>
          <table:table-cell table:number-columns-repeated="8" table:style-name="ce2" office:value-type="float" office:value="78" calcext:value-type="float">
            <text:p>78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Durante il turno dei propri personaggi l'utente deve scegliere quale mossa effettuar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a GUI di battaglia</text:p>
          </table:table-cell>
          <table:table-cell table:style-name="ce2" office:value-type="string" calcext:value-type="string">
            <text:p>Nicola</text:p>
          </table:table-cell>
          <table:table-cell table:number-columns-repeated="6"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Implementazione funzionalità e strutture di battaglia</text:p>
          </table:table-cell>
          <table:table-cell table:style-name="ce2" office:value-type="string" calcext:value-type="string">
            <text:p>Daniele,Marco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4"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Durante una partita l'utente può arrendersi quando vuole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nclusione del sistema di resa nella battaglia</text:p>
          </table:table-cell>
          <table:table-cell table:style-name="ce2" office:value-type="string" calcext:value-type="string">
            <text:p>TBD</text:p>
          </table:table-cell>
          <table:table-cell table:number-columns-repeated="8"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 table:number-rows-repeated="4">
          <table:table-cell table:style-name="ce2" table:number-columns-repeated="12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6" style:display-name="PageStyle_Sprint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LibreOfficeDev/6.0.5.2$Linux_X86_64 LibreOffice_project/</meta:generator>
  </office:meta>
</office:document-meta>
</file>